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1f014" officeooo:paragraph-rsid="0001f014" style:font-weight-asian="bold" style:font-weight-complex="bold"/>
    </style:style>
    <style:style style:name="P2" style:family="paragraph" style:parent-style-name="Standard">
      <style:text-properties fo:font-weight="normal" officeooo:rsid="0001f014" officeooo:paragraph-rsid="0001f014" style:font-weight-asian="normal" style:font-weight-complex="normal"/>
    </style:style>
    <style:style style:name="P3" style:family="paragraph" style:parent-style-name="Standard">
      <style:text-properties fo:font-style="normal" fo:font-weight="normal" officeooo:rsid="0001f014" officeooo:paragraph-rsid="0001f014" style:font-style-asian="normal" style:font-weight-asian="normal" style:font-style-complex="normal" style:font-weight-complex="normal"/>
    </style:style>
    <style:style style:name="P4" style:family="paragraph" style:parent-style-name="Standard">
      <style:text-properties fo:font-style="normal" fo:font-weight="normal" officeooo:rsid="00036505" officeooo:paragraph-rsid="00036505" style:font-style-asian="normal" style:font-weight-asian="normal" style:font-style-complex="normal" style:font-weight-complex="normal"/>
    </style:style>
    <style:style style:name="P5" style:family="paragraph" style:parent-style-name="Standard">
      <style:text-properties fo:font-weight="bold" officeooo:rsid="0001f014" officeooo:paragraph-rsid="0001f014" style:font-weight-asian="bold" style:font-weight-complex="bold"/>
    </style:style>
    <style:style style:name="P6" style:family="paragraph" style:parent-style-name="Standard">
      <style:text-properties fo:font-weight="bold" officeooo:rsid="0001f014" officeooo:paragraph-rsid="000528c6" style:font-weight-asian="bold" style:font-weight-complex="bold"/>
    </style:style>
    <style:style style:name="P7" style:family="paragraph" style:parent-style-name="Standard">
      <style:text-properties fo:font-size="14pt" style:text-underline-style="solid" style:text-underline-width="auto" style:text-underline-color="font-color" fo:font-weight="bold" officeooo:rsid="000528c6" officeooo:paragraph-rsid="000528c6"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vent Capturing</text:p>
      <text:p text:style-name="P1"><text:span text:style-name="T1"/></text:p>
      <text:p text:style-name="P1"><text:span text:style-name="T1"><text:s/>When the user initiates an event such as a mouse click, event capture is a one way that multiple elements may respond to such an event. In event capturing the event is given to the outermost element then it is passed to gradually more specific elements. If you had nested tags &lt;div&gt;&lt;span&gt;&lt;a&gt; the &lt;div&gt; tag would get the event first and then pass it to the &lt;span&gt; tag and so on. </text:span></text:p>
      <text:p text:style-name="P2"/>
      <text:p text:style-name="P7">Event Bubbling</text:p>
      <text:p text:style-name="P6"><text:span text:style-name="T1"><text:s/></text:span></text:p>
      <text:p text:style-name="P6"><text:span text:style-name="T1">In this method the event gets sent to the most specific element, after this element has a chance to react the event </text:span><text:span text:style-name="T2">bubbles up</text:span><text:span text:style-name="T3"> to more general elements. So in the same &lt;div&gt;&lt;span&gt;&lt;a&gt; example the &lt;a&gt; element would now get the event first and then the &lt;span&gt; and so on and so forth.</text:span></text:p>
      <text:p text:style-name="P3"/>
      <text:p text:style-name="P3">In standard DOM programming the event is first captured from general elements then moves down to specific elements and then bubbles back up to the top of the DOM. Event handlers can be registered for either part of this phase. </text:p>
      <text:p text:style-name="P3"/>
      <text:p text:style-name="P1"><text:span text:style-name="T3">In jQuery the event handlers </text:span><text:span text:style-name="T2">only register for the bubble phase of the model.</text:span><text:span text:style-name="T3">The most specific element will always get the first opportunity to respond to any event.</text:span></text:p>
      <text:p text:style-name="P3"/>
      <text:p text:style-name="P3">Event bubbling can lead to problems however. For example, if we apply a 'mouseout' event handler to the &lt;div&gt; element when the user's cursor exits the &lt;div&gt; element the 'mouseout' event will run as expected and no other element will receive it because it is the outermost element. However, when the cursor exits the &lt;a&gt; element the 'mouseout' will be sent to that, then the &lt;span&gt; element, and finally the &lt;div&gt; element. This is not the desired outcome. </text:p>
      <text:p text:style-name="P3"/>
      <text:p text:style-name="P4">With the 'mouseenter' and 'mouseleave' events, whether bound individually or combined in the .hover() method they will handle these bubbling isues, and when used to attach events we can ignore the problems caused by the wrong element getting a 'mouseover' or 'mouseout' event. </text:p>
      <text:p text:style-name="P4"/>
      <text:p text:style-name="P4">This scenario described here illustrates the need to constrain the scope of an event. While the .hover() method will handle this specific case there are other situations where we will need to limit an event spatially(preventing the event from being sent to certain elements) or temporally(preventing the event from being sent at certain time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2:03:10.606000000</meta:creation-date>
    <dc:date>2014-10-10T12:29:24.444000000</dc:date>
    <meta:editing-duration>PT39M5S</meta:editing-duration>
    <meta:editing-cycles>2</meta:editing-cycles>
    <meta:generator>LibreOffice/4.1.4.2$Windows_x86 LibreOffice_project/0a0440ccc0227ad9829de5f46be37cfb6edcf72</meta:generator>
    <meta:document-statistic meta:table-count="0" meta:image-count="0" meta:object-count="0" meta:page-count="1" meta:paragraph-count="10" meta:word-count="371" meta:character-count="2156" meta:non-whitespace-character-count="1788"/>
  </office:meta>
</office:document-meta>
</file>